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.141cm" fo:margin-bottom="0.141cm" style:contextual-spacing="false" fo:line-height="138%" fo:text-align="justify" style:justify-single-word="false" style:writing-mode="lr-tb"/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93e8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2.</text:span><text:span text:style-name="T3">3</text:span><text:span text:style-name="T2">.</text:span><text:span text:style-name="T4">2</text:span><text:span text:style-name="T1">. </text:span><text:span text:style-name="T4">Limpiar la cruz roja</text:span></text:p>
      <text:p text:style-name="P3"><text:bookmark text:name="docs-internal-guid-3f3aa453-36bf-df17-dd45-16a438616bca"/><text:span text:style-name="T5">Un dibujo de la cruz roja hecho con bolitas se manchó con ceniza; el propósito del programa que hay que hacer es limpiar la imagen de ceniza, sacando las bolitas negras. Abrí el proyecto </text:span><text:span text:style-name="T8">“</text:span><text:span text:style-name="T7">Limpiar la cruz roja”</text:span><text:span text:style-name="T8"> </text:span><text:span text:style-name="T5">y construí el programa. El tablero inicial y el tablero final se dan a continuación.</text:span></text:p>
      <text:p text:style-name="P4"><text:span text:style-name="T8"><draw:frame draw:style-name="fr1" draw:name="Image1" text:anchor-type="as-char" svg:width="3.542cm" svg:height="3.849cm" draw:z-index="0"><draw:image xlink:href="https://lh5.googleusercontent.com/TxBcS8sXKZ7xRv3jbACC5Xnf8aNAwl2xpYXALGyDhZYfa2NwOj7jiNlLblGFOiKZc0xaehfIXn-6pBL5THQe5khpaR-urzHBQQVc54s4LFMLlvSx9qPysRG0URrDm6BHbxaHCoy1" xlink:type="simple" xlink:show="embed" xlink:actuate="onLoad"/><svg:title>CruzRojaManchada.png</svg:title></draw:frame></text:span><text:span text:style-name="T8"> <text:s text:c="12"/></text:span><text:span text:style-name="T8"><draw:frame draw:style-name="fr1" draw:name="Image2" text:anchor-type="as-char" svg:width="3.706cm" svg:height="3.782cm" draw:z-index="1"><draw:image xlink:href="https://lh5.googleusercontent.com/1Q2jIrNNsDodunOyEg-k2TpQ219CPpzGfKH84ywOc8ObFo5HPp9xTHdTYPSG-k0jOwWG2azovYQiV1yuksmzhV_i7E88meHrDLss2ZBoUkqh4SmxcXnnempVpYlwhES4tuanSZfd" xlink:type="simple" xlink:show="embed" xlink:actuate="onLoad"/><svg:title>CruzRojaLimpia.png</svg:title></draw:frame></text:span></text:p>
      <text:p text:style-name="P5">Tablero inicial <text:s text:c="22"/>Tablero final</text:p>
      <text:p text:style-name="P6"/>
      <text:p text:style-name="P7"><text:span text:style-name="T5">Fijate que el tablero inicial va a ser siempre el mismo, con lo cual tenés que encontrar qué comandos precisás y en qué orden. ¿Qué pasa si te equivocás en el orden de los comandos? Es complicado resolver este problema usando solamente los comandos </text:span><text:span text:style-name="T9">Mover </text:span><text:span text:style-name="T5">y </text:span><text:span text:style-name="T9">Sacar</text:span><text:span text:style-name="T5">, ¿no? </text:span></text:p>
      <text:p text:style-name="P7"><text:span text:style-name="T5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6">Pastilla: El que busca, encuentra</text:span><text:span text:style-name="T8"> </text:span></text:p>
            <text:p text:style-name="P8"><text:span text:style-name="T5">¿Habrá más de un programa que funcione para este problema?  Para probar, tratá de </text:span><text:span text:style-name="T6">guardar</text:span><text:span text:style-name="T8"> </text:span><text:span text:style-name="T5">el programa que hiciste en la computadora y hacer otro distinto. Para guardar, buscá en el mismo menú donde está abrir proyecto.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5-23T16:20:31.967000000</dc:date>
    <meta:editing-duration>PT4M41S</meta:editing-duration>
    <meta:editing-cycles>10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53" meta:character-count="917" meta:non-whitespace-character-count="732"/>
  </office:meta>
</office:document-meta>
</file>